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60520" officeooo:paragraph-rsid="00160520"/>
    </style:style>
    <style:style style:name="P2" style:family="paragraph" style:parent-style-name="Standard">
      <style:paragraph-properties fo:text-align="center" style:justify-single-word="false"/>
      <style:text-properties fo:font-size="24pt" fo:font-weight="bold" officeooo:rsid="00160520" officeooo:paragraph-rsid="00160520" style:font-size-asian="24pt" style:font-weight-asian="bold" style:font-size-complex="24pt" style:font-weight-complex="bold"/>
    </style:style>
    <style:style style:name="P3" style:family="paragraph" style:parent-style-name="Standard">
      <style:paragraph-properties fo:text-align="start" style:justify-single-word="false"/>
      <style:text-properties officeooo:paragraph-rsid="00160520"/>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24pt" fo:font-weight="normal" officeooo:rsid="00160520" style:font-size-asian="24pt" style:font-weight-asian="normal" style:font-size-complex="2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Notes and Diagrams</text:p>
      <text:p text:style-name="P2"/>
      <text:p text:style-name="P3"><text:span text:style-name="T2">Two Food Grade High-density polyethylene 55 gallon barrels were used for the compost bins. These first were purchased and used as rain barrels in 2006. They are approximately 23 inches in diameter and 36 inches high with two bung holes in one end, and a hole for a spigot near the bottom. The wall thickness of these barrels is about 1/8 inch thick. The basic idea was to cut a door in each barrel, then attach hinges and a hasp. The barrels would be supported on casters fixed to a 2x4 frame.</text:span></text:p>
      <text:p text:style-name="P3"><text:span text:style-name="T2"/></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41:23.516572412</meta:creation-date>
    <dc:date>2020-08-15T15:51:51.340318769</dc:date>
    <meta:editing-duration>PT7S</meta:editing-duration>
    <meta:editing-cycles>1</meta:editing-cycles>
    <meta:document-statistic meta:table-count="0" meta:image-count="0" meta:object-count="0" meta:page-count="1" meta:paragraph-count="2" meta:word-count="96" meta:character-count="518" meta:non-whitespace-character-count="424"/>
    <meta:generator>LibreOffice/6.1.5.2$Linux_X86_64 LibreOffice_project/10$Build-2</meta:generator>
  </office:meta>
</office:document-meta>
</file>